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Cambria" fo:font-size="10pt" style:font-size-asian="10pt" style:font-size-complex="10pt"/>
    </style:style>
    <style:style style:name="P2" style:family="paragraph" style:parent-style-name="Text_20_body">
      <style:paragraph-properties fo:margin-top="0cm" fo:margin-bottom="0cm"/>
      <style:text-properties style:font-name="Candara" fo:font-size="20pt" fo:font-weight="bold" style:font-size-asian="20pt" style:font-weight-asian="bold" style:font-size-complex="20pt" style:font-weight-complex="bold"/>
    </style:style>
    <style:style style:name="P3" style:family="paragraph" style:parent-style-name="Text_20_body" style:list-style-name="L1">
      <style:paragraph-properties fo:margin-top="0.18cm" fo:margin-bottom="0cm"/>
      <style:text-properties style:font-name="Cambria" fo:font-size="10pt" style:font-size-asian="10pt" style:font-size-complex="10pt"/>
    </style:style>
    <style:style style:name="P4" style:family="paragraph" style:parent-style-name="Text_20_body" style:list-style-name="L1">
      <style:paragraph-properties fo:margin-top="0.18cm" fo:margin-bottom="0cm">
        <style:tab-stops>
          <style:tab-stop style:position="0.436cm"/>
        </style:tab-stops>
      </style:paragraph-properties>
      <style:text-properties style:font-name="Cambria" fo:font-size="10pt" style:font-size-asian="10pt" style:font-size-complex="10pt"/>
    </style:style>
    <style:style style:name="P5" style:family="paragraph" style:parent-style-name="Text_20_body" style:list-style-name="L1">
      <style:paragraph-properties fo:margin-top="0.18cm" fo:margin-bottom="0cm">
        <style:tab-stops>
          <style:tab-stop style:position="1.884cm"/>
        </style:tab-stops>
      </style:paragraph-properties>
      <style:text-properties style:font-name="Cambria" fo:font-size="10pt" style:font-size-asian="10pt" style:font-size-complex="10pt"/>
    </style:style>
    <style:style style:name="P6" style:family="paragraph" style:parent-style-name="Text_20_body" style:list-style-name="L1">
      <style:paragraph-properties fo:margin-top="0.18cm" fo:margin-bottom="0cm">
        <style:tab-stops>
          <style:tab-stop style:position="1.63cm"/>
        </style:tab-stops>
      </style:paragraph-properties>
      <style:text-properties style:font-name="Cambria" fo:font-size="10pt" style:font-size-asian="10pt" style:font-size-complex="10pt"/>
    </style:style>
    <style:style style:name="P7" style:family="paragraph" style:parent-style-name="Text_20_body" style:list-style-name="L1">
      <style:paragraph-properties fo:margin-top="0.18cm" fo:margin-bottom="0cm">
        <style:tab-stops>
          <style:tab-stop style:position="0.436cm"/>
        </style:tab-stops>
      </style:paragraph-properties>
      <style:text-properties style:font-name="Cambria" fo:font-size="10pt" fo:font-style="italic" style:font-size-asian="10pt" style:font-style-asian="italic" style:font-size-complex="10pt" style:font-style-complex="italic"/>
    </style:style>
    <style:style style:name="P8" style:family="paragraph" style:parent-style-name="Text_20_body" style:list-style-name="L1">
      <style:paragraph-properties fo:margin-top="0.18cm" fo:margin-bottom="0cm">
        <style:tab-stops>
          <style:tab-stop style:position="0.436cm"/>
        </style:tab-stops>
      </style:paragraph-properties>
      <style:text-properties style:font-name="Candara" fo:font-size="10pt" style:font-size-asian="10pt" style:font-size-complex="10pt"/>
    </style:style>
    <style:style style:name="P9" style:family="paragraph" style:parent-style-name="Text_20_body" style:list-style-name="L1">
      <style:paragraph-properties fo:margin-top="0.18cm" fo:margin-bottom="0cm">
        <style:tab-stops>
          <style:tab-stop style:position="0.436cm"/>
          <style:tab-stop style:position="2.392cm"/>
        </style:tab-stops>
      </style:paragraph-properties>
      <style:text-properties style:font-name="Candara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andara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Candara"/>
    </style:style>
    <style:style style:name="T5" style:family="text">
      <style:text-properties style:font-name="Candara" fo:font-style="normal" style:font-style-asian="normal" style:font-style-complex="normal"/>
    </style:style>
    <style:style style:name="T6" style:family="text">
      <style:text-properties style:font-name="Candara" style:font-name-asian="Candara" style:font-name-complex="Candar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zepte der Programmiersprachen, Sommersemester 2012</text:p>
      <text:p text:style-name="P2">Übung zur Semantik der BSL</text:p>
      <text:p text:style-name="P1"/>
      <text:list xml:id="list31181849" text:style-name="L1">
        <text:list-item>
          <text:p text:style-name="P3"><text:span text:style-name="T1">Ermitteln Sie die Bedeutung der folgenden Ausdrücke Schritt-für-Schritt mit Hilfe der Auswertungsregeln aus dem Skript.</text:span> </text:p>
          <text:list>
            <text:list-item>
              <text:p text:style-name="P8">(+<text:tab/>(* (/ 12 8) (/ 2 3))<text:line-break/><text:tab/>(- 20 (sqrt 4)))</text:p>
            </text:list-item>
            <text:list-item>
              <text:p text:style-name="P8">(cond<text:line-break/><text:tab/>[(= 0 0) false]<text:line-break/><text:tab/>[(&gt; 0 1) (string=? "a" "a")]<text:line-break/><text:tab/>[else (= (/ 1 0) 9)])</text:p>
            </text:list-item>
          </text:list>
        </text:list-item>
        <text:list-item>
          <text:p text:style-name="P7">Ermitteln Sie die Bedeutung des folgenden Programmes Schritt-für-Schritt mit Hilfe der Auswertungsregeln aus dem Skript. </text:p>
          <text:list>
            <text:list-header>
              <text:p text:style-name="P9">; A X-Coordinate is a non-negative number<text:line-break/>; interp. distance from the left side of the screen<text:line-break/><text:line-break/>; A Y-Coordinate is a non-negative number<text:line-break/>; interp. distance from the bottom of the screen<text:line-break/><text:line-break/>(define-struct point<text:line-break/><text:tab/>(x y))<text:line-break/><text:line-break/>; A Point is a structure: (make-point X-Coordinate Y-Coordinate)<text:line-break/>; interp. the coordinates of a point on the screen<text:line-break/><text:line-break/>; Point Point → Point<text:line-break/>; computes the component-wise sum of the points<text:line-break/>(define (point+ p q)<text:line-break/><text:tab/>(make-point<text:tab/>(+ (point-x p) (point-x q))<text:line-break/><text:tab/><text:tab/>(+ (point-y p) (point-y q))))<text:line-break/><text:line-break/>(define A (make-point 0 (+ 1 2)))<text:line-break/><text:line-break/>(define B (make-point 3 0))<text:line-break/><text:line-break/>(point? (point+ A B))</text:p>
            </text:list-header>
          </text:list>
        </text:list-item>
        <text:list-item>
          <text:p text:style-name="P7">Sind die folgenden Werte im Datenuniversum des Programmes aus Aufgabe 2 enthalten? Sind sie in der Teilmenge des Datenuniversums enthalten, die durch <text:span text:style-name="T5">Point</text:span> beschrieben wird?</text:p>
          <text:list>
            <text:list-item>
              <text:list>
                <text:list-item>
                  <text:p text:style-name="P4"><text:span text:style-name="T2">-23</text:span> <text:s/></text:p>
                </text:list-item>
                <text:list-item>
                  <text:p text:style-name="P4"><text:span text:style-name="T2">42</text:span> <text:s/></text:p>
                </text:list-item>
                <text:list-item>
                  <text:p text:style-name="P4"><text:span text:style-name="T2">"hello"</text:span> <text:s/></text:p>
                </text:list-item>
                <text:list-item>
                  <text:p text:style-name="P4"><text:span text:style-name="T6">‹</text:span><text:span text:style-name="T2">make-point 1 2</text:span><text:span text:style-name="T6">›</text:span> <text:s/></text:p>
                </text:list-item>
                <text:list-item>
                  <text:p text:style-name="P5"><text:span text:style-name="T6">‹</text:span><text:span text:style-name="T2">make-point<text:tab/></text:span><text:span text:style-name="T6">‹</text:span><text:span text:style-name="T2">make-point 1 2</text:span><text:span text:style-name="T6">›</text:span><text:span text:style-name="T2"><text:line-break/><text:tab/></text:span><text:span text:style-name="T6">‹</text:span><text:span text:style-name="T2">make-point 3 4</text:span><text:span text:style-name="T6">››</text:span> <text:s/></text:p>
                </text:list-item>
                <text:list-item>
                  <text:p text:style-name="P6"><text:span text:style-name="T6">‹</text:span><text:span text:style-name="T2">make-ball<text:tab/></text:span><text:span text:style-name="T6">‹</text:span><text:span text:style-name="T2">make-posn 1 2</text:span><text:span text:style-name="T6">›</text:span><text:span text:style-name="T2"><text:line-break/><text:tab/></text:span><text:span text:style-name="T6">‹</text:span><text:span text:style-name="T2">make-vel 3 4</text:span><text:span text:style-name="T6">››</text:span> </text:p>
                </text:list-item>
                <text:list-item>
                  <text:p text:style-name="P4"><text:span text:style-name="T6">‹</text:span><text:span text:style-name="T2">make-point 42 "hello"</text:span><text:span text:style-name="T6">›</text:span> </text:p>
                </text:list-item>
                <text:list-item>
                  <text:p text:style-name="P4"><text:span text:style-name="T6">‹</text:span><text:span text:style-name="T2">make-point -23 42</text:span><text:span text:style-name="T6">›</text:span>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llmann Rendel</meta:initial-creator>
    <meta:creation-date>2012-05-03T13:15:43.17</meta:creation-date>
    <dc:date>2012-07-05T11:10:08.10</dc:date>
    <dc:creator>Tillmann Rendel</dc:creator>
    <meta:editing-duration>PT05H28M24S</meta:editing-duration>
    <meta:editing-cycles>11</meta:editing-cycles>
    <meta:generator>OpenOffice.org/3.1$Win32 OpenOffice.org_project/310m19$Build-9420</meta:generator>
    <meta:printed-by>Tillmann Rendel</meta:printed-by>
    <meta:print-date>2012-05-10T13:48:08.68</meta:print-date>
    <meta:document-statistic meta:table-count="0" meta:image-count="0" meta:object-count="0" meta:page-count="1" meta:paragraph-count="16" meta:word-count="242" meta:character-count="1392"/>
  </office:meta>
</office:document-meta>
</file>